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8547.137005" calcext:value-type="float">
            <text:p>18547.137005</text:p>
          </table:table-cell>
          <table:table-cell table:style-name="Default" table:formula="of:=[.H2]/24/365" office:value-type="float" office:value="2.11725308276256" calcext:value-type="float">
            <text:p>2.11725308276256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0:22:23.263771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1-14T10:26:06.143043911</dc:date>
    <meta:editing-duration>P5DT12H44M59S</meta:editing-duration>
    <meta:editing-cycles>205</meta:editing-cycles>
    <meta:document-statistic meta:table-count="1" meta:cell-count="4411" meta:object-count="0"/>
  </office:meta>
</office:document-meta>
</file>